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officeooo:rsid="0075d1d6" officeooo:paragraph-rsid="0075d1d6"/>
    </style:style>
    <style:style style:name="P23" style:family="paragraph" style:parent-style-name="Text_20_body">
      <style:text-properties officeooo:paragraph-rsid="0075d1d6"/>
    </style:style>
    <style:style style:name="P24" style:family="paragraph" style:parent-style-name="Text_20_body">
      <style:text-properties officeooo:rsid="0075eb1b" officeooo:paragraph-rsid="0075eb1b"/>
    </style:style>
    <style:style style:name="P25" style:family="paragraph" style:parent-style-name="Text_20_body">
      <style:text-properties officeooo:rsid="0077198c" officeooo:paragraph-rsid="0077198c"/>
    </style:style>
    <style:style style:name="P26" style:family="paragraph" style:parent-style-name="Text_20_body">
      <style:text-properties officeooo:rsid="0077198c" officeooo:paragraph-rsid="00ae6f10"/>
    </style:style>
    <style:style style:name="P27" style:family="paragraph" style:parent-style-name="Text_20_body">
      <style:text-properties officeooo:rsid="0081a4eb" officeooo:paragraph-rsid="0081a4eb"/>
    </style:style>
    <style:style style:name="P28" style:family="paragraph" style:parent-style-name="Text_20_body">
      <style:text-properties officeooo:rsid="00836925" officeooo:paragraph-rsid="00836925"/>
    </style:style>
    <style:style style:name="P29" style:family="paragraph" style:parent-style-name="Text_20_body">
      <style:text-properties officeooo:rsid="00836925" officeooo:paragraph-rsid="009190d7"/>
    </style:style>
    <style:style style:name="P30" style:family="paragraph" style:parent-style-name="Text_20_body">
      <style:text-properties officeooo:paragraph-rsid="00836925"/>
    </style:style>
    <style:style style:name="P31" style:family="paragraph" style:parent-style-name="Text_20_body">
      <style:text-properties officeooo:rsid="007eb78f" officeooo:paragraph-rsid="00836925"/>
    </style:style>
    <style:style style:name="P32" style:family="paragraph" style:parent-style-name="Text_20_body">
      <style:text-properties officeooo:paragraph-rsid="00851522"/>
    </style:style>
    <style:style style:name="P33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8929dc" officeooo:paragraph-rsid="008929dc"/>
    </style:style>
    <style:style style:name="P36" style:family="paragraph" style:parent-style-name="Text_20_body">
      <style:text-properties officeooo:rsid="0036a586" officeooo:paragraph-rsid="0036a586"/>
    </style:style>
    <style:style style:name="P37" style:family="paragraph" style:parent-style-name="Text_20_body">
      <style:text-properties officeooo:rsid="008face6" officeooo:paragraph-rsid="00a238e6"/>
    </style:style>
    <style:style style:name="P38" style:family="paragraph" style:parent-style-name="Text_20_body">
      <style:text-properties officeooo:rsid="008face6" officeooo:paragraph-rsid="008face6"/>
    </style:style>
    <style:style style:name="P39" style:family="paragraph" style:parent-style-name="Text_20_body">
      <style:text-properties officeooo:rsid="002dc4bf" officeooo:paragraph-rsid="002dc4bf"/>
    </style:style>
    <style:style style:name="P40" style:family="paragraph" style:parent-style-name="Text_20_body">
      <style:text-properties officeooo:rsid="009a7111" officeooo:paragraph-rsid="009d3726"/>
    </style:style>
    <style:style style:name="P41" style:family="paragraph" style:parent-style-name="Text_20_body">
      <style:text-properties officeooo:rsid="009d3726" officeooo:paragraph-rsid="009d3726"/>
    </style:style>
    <style:style style:name="P42" style:family="paragraph" style:parent-style-name="Text_20_body">
      <style:text-properties officeooo:rsid="00a096a7" officeooo:paragraph-rsid="00a096a7"/>
    </style:style>
    <style:style style:name="P43" style:family="paragraph" style:parent-style-name="Text_20_body">
      <style:text-properties officeooo:paragraph-rsid="00a096a7"/>
    </style:style>
    <style:style style:name="P44" style:family="paragraph" style:parent-style-name="Text_20_body">
      <style:text-properties officeooo:rsid="00a238e6" officeooo:paragraph-rsid="00a3940c"/>
    </style:style>
    <style:style style:name="P45" style:family="paragraph" style:parent-style-name="Text_20_body">
      <style:text-properties officeooo:paragraph-rsid="00a238e6"/>
    </style:style>
    <style:style style:name="P46" style:family="paragraph" style:parent-style-name="Text_20_body">
      <style:text-properties officeooo:rsid="00a77d53" officeooo:paragraph-rsid="00a77d53"/>
    </style:style>
    <style:style style:name="P47" style:family="paragraph" style:parent-style-name="Text_20_body">
      <style:text-properties officeooo:rsid="00aa5515" officeooo:paragraph-rsid="00aa5515"/>
    </style:style>
    <style:style style:name="P48" style:family="paragraph" style:parent-style-name="Text_20_body">
      <style:text-properties officeooo:rsid="00ae6f10" officeooo:paragraph-rsid="00ae6f10"/>
    </style:style>
    <style:style style:name="P4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Standard" style:list-style-name="L1">
      <style:text-properties officeooo:rsid="007124a9" officeooo:paragraph-rsid="007124a9"/>
    </style:style>
    <style:style style:name="P51" style:family="paragraph" style:parent-style-name="Standard" style:list-style-name="L1">
      <style:text-properties officeooo:rsid="0089c435" officeooo:paragraph-rsid="0089c435"/>
    </style:style>
    <style:style style:name="P52" style:family="paragraph" style:parent-style-name="Standard" style:list-style-name="L1">
      <style:text-properties officeooo:rsid="007d2b2e" officeooo:paragraph-rsid="007d2b2e"/>
    </style:style>
    <style:style style:name="P53" style:family="paragraph" style:parent-style-name="Standard" style:list-style-name="L1">
      <style:text-properties officeooo:rsid="00844bdd" officeooo:paragraph-rsid="00844bdd"/>
    </style:style>
    <style:style style:name="P54" style:family="paragraph" style:parent-style-name="Standard" style:list-style-name="L1">
      <style:text-properties officeooo:rsid="008face6" officeooo:paragraph-rsid="008face6"/>
    </style:style>
    <style:style style:name="P55" style:family="paragraph" style:parent-style-name="Standard" style:list-style-name="L1">
      <style:text-properties officeooo:rsid="00a238e6" officeooo:paragraph-rsid="00a238e6"/>
    </style:style>
    <style:style style:name="P56" style:family="paragraph" style:parent-style-name="Standard" style:list-style-name="L1">
      <style:text-properties officeooo:rsid="00a96499" officeooo:paragraph-rsid="00a96499"/>
    </style:style>
    <style:style style:name="P57" style:family="paragraph" style:parent-style-name="Standard" style:master-page-name="First_20_Page">
      <style:paragraph-properties style:page-number="auto"/>
    </style:style>
    <style:style style:name="P58" style:family="paragraph" style:parent-style-name="Text_20_body" style:list-style-name="L2">
      <style:text-properties officeooo:rsid="007124a9" officeooo:paragraph-rsid="007124a9"/>
    </style:style>
    <style:style style:name="P59" style:family="paragraph" style:parent-style-name="Text_20_body" style:list-style-name="L2">
      <style:text-properties officeooo:rsid="00998395" officeooo:paragraph-rsid="00998395"/>
    </style:style>
    <style:style style:name="P60" style:family="paragraph" style:parent-style-name="Text_20_body" style:list-style-name="L3">
      <style:text-properties officeooo:rsid="008929dc" officeooo:paragraph-rsid="008d7ebe"/>
    </style:style>
    <style:style style:name="P61" style:family="paragraph" style:parent-style-name="Text_20_body">
      <style:text-properties officeooo:paragraph-rsid="00aa5515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03596f7" officeooo:paragraph-rsid="003596f7"/>
    </style:style>
    <style:style style:name="P64" style:family="paragraph" style:parent-style-name="Heading_20_1">
      <style:paragraph-properties fo:break-before="page"/>
      <style:text-properties officeooo:rsid="00064816" officeooo:paragraph-rsid="00064816"/>
    </style:style>
    <style:style style:name="P65" style:family="paragraph" style:parent-style-name="Heading_20_1">
      <style:paragraph-properties fo:break-before="page"/>
      <style:text-properties officeooo:rsid="0068dc13" officeooo:paragraph-rsid="0068dc13"/>
    </style:style>
    <style:style style:name="P66" style:family="paragraph" style:parent-style-name="Heading_20_3">
      <style:text-properties officeooo:rsid="00ae6f10" officeooo:paragraph-rsid="00ae6f10"/>
    </style:style>
    <style:style style:name="P67" style:family="paragraph" style:parent-style-name="Heading_20_3">
      <style:paragraph-properties fo:break-before="page"/>
      <style:text-properties officeooo:paragraph-rsid="0092100a"/>
    </style:style>
    <style:style style:name="P68" style:family="paragraph" style:parent-style-name="Heading_20_3">
      <style:paragraph-properties fo:break-before="page"/>
      <style:text-properties officeooo:rsid="0075eb1b" officeooo:paragraph-rsid="0075eb1b"/>
    </style:style>
    <style:style style:name="P69" style:family="paragraph" style:parent-style-name="Heading_20_3">
      <style:paragraph-properties fo:break-before="page"/>
      <style:text-properties officeooo:rsid="00a238e6"/>
    </style:style>
    <style:style style:name="P70" style:family="paragraph" style:parent-style-name="Heading_20_2">
      <style:text-properties officeooo:rsid="0036a586" officeooo:paragraph-rsid="0036a586"/>
    </style:style>
    <style:style style:name="P71" style:family="paragraph" style:parent-style-name="Heading_20_2">
      <style:text-properties officeooo:rsid="007124a9" officeooo:paragraph-rsid="007124a9"/>
    </style:style>
    <style:style style:name="P72" style:family="paragraph" style:parent-style-name="Heading_20_2">
      <style:text-properties officeooo:paragraph-rsid="008eead1"/>
    </style:style>
    <style:style style:name="P73" style:family="paragraph" style:parent-style-name="Heading_20_2">
      <style:paragraph-properties fo:break-before="page"/>
      <style:text-properties officeooo:paragraph-rsid="0092100a"/>
    </style:style>
    <style:style style:name="P74" style:family="paragraph" style:parent-style-name="Heading_20_2">
      <style:paragraph-properties fo:break-before="page"/>
      <style:text-properties officeooo:rsid="007124a9" officeooo:paragraph-rsid="0092100a"/>
    </style:style>
    <style:style style:name="P75" style:family="paragraph" style:parent-style-name="Heading_20_2">
      <style:paragraph-properties fo:break-before="page"/>
      <style:text-properties officeooo:rsid="00a96499"/>
    </style:style>
    <style:style style:name="P76" style:family="paragraph" style:parent-style-name="Heading_20_2">
      <style:paragraph-properties fo:break-before="page"/>
      <style:text-properties officeooo:rsid="00979f8d" officeooo:paragraph-rsid="00979f8d"/>
    </style:style>
    <style:style style:name="P77" style:family="paragraph" style:parent-style-name="Heading_20_2">
      <style:paragraph-properties fo:break-before="page"/>
      <style:text-properties officeooo:paragraph-rsid="00af7707"/>
    </style:style>
    <style:style style:name="P7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ac8aee"/>
    </style:style>
    <style:style style:name="T16" style:family="text">
      <style:text-properties officeooo:rsid="00af7707"/>
    </style:style>
    <style:style style:name="T17" style:family="text">
      <style:text-properties officeooo:rsid="00979f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9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8"><text:a xlink:type="simple" xlink:href="#__RefHeading___Toc467_918909501" text:style-name="Index_20_Link" text:visited-style-name="Index_20_Link">Über dieses Dokument<text:tab/>3</text:a></text:p>
          <text:p text:style-name="P79"><text:a xlink:type="simple" xlink:href="#__RefHeading___Toc469_918909501" text:style-name="Index_20_Link" text:visited-style-name="Index_20_Link">Zielgruppe<text:tab/>3</text:a></text:p>
          <text:p text:style-name="P78"><text:a xlink:type="simple" xlink:href="#__RefHeading___Toc177_1047507027" text:style-name="Index_20_Link" text:visited-style-name="Index_20_Link">Übersicht der neuen Features<text:tab/>4</text:a></text:p>
          <text:p text:style-name="P78"><text:a xlink:type="simple" xlink:href="#__RefHeading___Toc179_1047507027" text:style-name="Index_20_Link" text:visited-style-name="Index_20_Link">Detailbeschreibungen<text:tab/>5</text:a></text:p>
          <text:p text:style-name="P79"><text:a xlink:type="simple" xlink:href="#__RefHeading__833_257063119" text:style-name="Index_20_Link" text:visited-style-name="Index_20_Link">Seiten erstellen &amp; Bearbeiten nutzt nun Tabs<text:tab/>5</text:a></text:p>
          <text:p text:style-name="P80"><text:a xlink:type="simple" xlink:href="#__RefHeading__532_1259674009" text:style-name="Index_20_Link" text:visited-style-name="Index_20_Link">Feld „Typ“ hinzugefügt<text:tab/>5</text:a></text:p>
          <text:p text:style-name="P79"><text:a xlink:type="simple" xlink:href="#__RefHeading__835_257063119" text:style-name="Index_20_Link" text:visited-style-name="Index_20_Link">Neue Klassen und Funktionen<text:tab/>6</text:a></text:p>
          <text:p text:style-name="P80"><text:a xlink:type="simple" xlink:href="#__RefHeading__837_257063119" text:style-name="Index_20_Link" text:visited-style-name="Index_20_Link">Klasse „File“ hinzugefügt<text:tab/>6</text:a></text:p>
          <text:p text:style-name="P80"><text:a xlink:type="simple" xlink:href="#__RefHeading__463_502144810" text:style-name="Index_20_Link" text:visited-style-name="Index_20_Link">Klasse „Path“ hinzugefügt<text:tab/>7</text:a></text:p>
          <text:p text:style-name="P80"><text:a xlink:type="simple" xlink:href="#__RefHeading__839_257063119" text:style-name="Index_20_Link" text:visited-style-name="Index_20_Link">Funktionen zur Template Klasse hinzugefügt<text:tab/>8</text:a></text:p>
          <text:p text:style-name="P80"><text:a xlink:type="simple" xlink:href="#__RefHeading___Toc592_1537784570" text:style-name="Index_20_Link" text:visited-style-name="Index_20_Link">API Funktion is_tablet() hinzugefügt<text:tab/>9</text:a></text:p>
          <text:p text:style-name="P79"><text:a xlink:type="simple" xlink:href="#__RefHeading__843_257063119" text:style-name="Index_20_Link" text:visited-style-name="Index_20_Link">Skript „shell/sinstall.php“ hinzugefügt<text:tab/>10</text:a></text:p>
          <text:p text:style-name="P79"><text:a xlink:type="simple" xlink:href="#__RefHeading___Toc623_742765958" text:style-name="Index_20_Link" text:visited-style-name="Index_20_Link">Felder zu Benutzerprofilen hinzugefügt<text:tab/>11</text:a></text:p>
          <text:p text:style-name="P80"><text:a xlink:type="simple" xlink:href="#__RefHeading___Toc589_703301065" text:style-name="Index_20_Link" text:visited-style-name="Index_20_Link">Feld für Twitter Profil hinzugefügt<text:tab/>11</text:a></text:p>
          <text:p text:style-name="P80"><text:a xlink:type="simple" xlink:href="#__RefHeading___Toc625_742765958" text:style-name="Index_20_Link" text:visited-style-name="Index_20_Link">Feld für Homepage hinzugefügt<text:tab/>11</text:a></text:p>
          <text:p text:style-name="P79"><text:a xlink:type="simple" xlink:href="#__RefHeading__534_1259674009" text:style-name="Index_20_Link" text:visited-style-name="Index_20_Link">Hooks hinzugefügt und verschoben<text:tab/>12</text:a></text:p>
          <text:p text:style-name="P79"><text:a xlink:type="simple" xlink:href="#__RefHeading__626_154600025" text:style-name="Index_20_Link" text:visited-style-name="Index_20_Link">Sicherheit<text:tab/>13</text:a></text:p>
          <text:p text:style-name="P80"><text:a xlink:type="simple" xlink:href="#__RefHeading___Toc593_703301065" text:style-name="Index_20_Link" text:visited-style-name="Index_20_Link">"Passwort zurücksetzen" Passwortlänge auf 12 Zeichen erhöht<text:tab/>13</text:a></text:p>
          <text:p text:style-name="P80"><text:a xlink:type="simple" xlink:href="#__RefHeading___Toc577_434604371" text:style-name="Index_20_Link" text:visited-style-name="Index_20_Link">„Passwort anzeigen“ Checkbox zu Installations-Assistent hinzugefügt<text:tab/>13</text:a></text:p>
          <text:p text:style-name="P79"><text:a xlink:type="simple" xlink:href="#__RefHeading__385_260036931" text:style-name="Index_20_Link" text:visited-style-name="Index_20_Link">Aktualisierung von Komponenten<text:tab/>14</text:a></text:p>
          <text:p text:style-name="P80"><text:a xlink:type="simple" xlink:href="#__RefHeading__387_260036931" text:style-name="Index_20_Link" text:visited-style-name="Index_20_Link">Mobile_Detect aktualisiert<text:tab/>14</text:a></text:p>
          <text:p text:style-name="P80"><text:a xlink:type="simple" xlink:href="#__RefHeading__416_260036931" text:style-name="Index_20_Link" text:visited-style-name="Index_20_Link">CKEditor aktualisiert<text:tab/>14</text:a></text:p>
          <text:p text:style-name="P78"><text:a xlink:type="simple" xlink:href="#__RefHeading__739_824205956" text:style-name="Index_20_Link" text:visited-style-name="Index_20_Link">Sonstige Änderungen<text:tab/>15</text:a></text:p>
          <text:p text:style-name="P79"><text:a xlink:type="simple" xlink:href="#__RefHeading___Toc439_918909501" text:style-name="Index_20_Link" text:visited-style-name="Index_20_Link">Änderungen der Datenbankstruktur<text:tab/>15</text:a></text:p>
          <text:p text:style-name="P79"><text:a xlink:type="simple" xlink:href="#__RefHeading__483_502144810" text:style-name="Index_20_Link" text:visited-style-name="Index_20_Link">Änderungen der API<text:tab/>15</text:a></text:p>
        </text:index-body>
      </text:table-of-content>
      <text:p text:style-name="Text_20_body"/>
      <text:h text:style-name="P63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70" text:outline-level="2"><text:bookmark-start text:name="__RefHeading___Toc469_918909501"/>Zielgruppe<text:bookmark-end text:name="__RefHeading___Toc469_918909501"/></text:h>
      <text:p text:style-name="P36">Zielgruppe dieses Dokuments sind Systemadministratoren, Webentwickler und Endanwender von UliCMS.</text:p>
      <text:h text:style-name="P64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7345643580282769249" text:style-name="L1">
        <text:list-item>
          <text:p text:style-name="P50">Seite erstellen &amp; bearbeiten nutzt nun Tabs</text:p>
        </text:list-item>
        <text:list-item>
          <text:p text:style-name="P50">Klasse „File“ hinzugefügt</text:p>
        </text:list-item>
        <text:list-item>
          <text:p text:style-name="P51">Klasse „Path“ hinzugefügt</text:p>
        </text:list-item>
        <text:list-item>
          <text:p text:style-name="P50">Funktionen zu Template Klasse hinzugefügt</text:p>
        </text:list-item>
        <text:list-item>
          <text:p text:style-name="P50">Skript „shell/sinstall.php“ hinzugefügt</text:p>
        </text:list-item>
        <text:list-item>
          <text:p text:style-name="P52">Mobile_Detect auf Version 2.8.19 aktualisiert</text:p>
        </text:list-item>
        <text:list-item>
          <text:p text:style-name="P53">CKEditor auf Version 4.5.6 aktualisiert</text:p>
        </text:list-item>
        <text:list-item>
          <text:p text:style-name="P54">"Passwort zurücksetzen" Passwortlänge auf 12 Zeichen erhöht</text:p>
        </text:list-item>
        <text:list-item>
          <text:p text:style-name="P55">API Funktion is_tablet() hinzugefügt</text:p>
        </text:list-item>
        <text:list-item>
          <text:p text:style-name="P56">Feld<text:span text:style-name="T15">er zu Benutzerprofilen hinzugefügt</text:span></text:p>
        </text:list-item>
      </text:list>
      <text:h text:style-name="P62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71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5778210759705343138" text:style-name="L2">
        <text:list-item>
          <text:p text:style-name="P58">Titel und Überschrift</text:p>
        </text:list-item>
        <text:list-item>
          <text:p text:style-name="P59">Typ</text:p>
        </text:list-item>
        <text:list-item>
          <text:p text:style-name="P58">Menü Eintrag</text:p>
        </text:list-item>
        <text:list-item>
          <text:p text:style-name="P58">Weiterleitung auf externen Link</text:p>
        </text:list-item>
        <text:list-item>
          <text:p text:style-name="P58">Menüpunkt als Grafik &amp; Design</text:p>
        </text:list-item>
        <text:list-item>
          <text:p text:style-name="P58">Sichtbarkeit</text:p>
        </text:list-item>
        <text:list-item>
          <text:p text:style-name="P58">Meta-Daten</text:p>
        </text:list-item>
        <text:list-item>
          <text:p text:style-name="P58">Öffnen In</text:p>
        </text:list-item>
        <text:list-item>
          <text:p text:style-name="P58">Open Graph</text:p>
        </text:list-item>
        <text:list-item>
          <text:p text:style-name="P58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4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1">Zukünftig sollen Auswahlmöglichkeiten hinzukommen.</text:p>
      <text:h text:style-name="P73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3"/>
      <text:p text:style-name="P18">File::read($file)</text:p>
      <text:p text:style-name="P22">Der Inhalt der Datei $file wird zurückgegeben.</text:p>
      <text:p text:style-name="P22"/>
      <text:p text:style-name="P18">File::delete($file)</text:p>
      <text:p text:style-name="P22">Die <text:span text:style-name="T14">D</text:span>atei $file wird gelöscht. Ordner können mit dieser Funktion jedoch nicht gelöscht werden.</text:p>
      <text:p text:style-name="P22"/>
      <text:p text:style-name="P18">File::rename($old, $new)</text:p>
      <text:p text:style-name="P22">Benennt bzw. verschiebt die Datei $old zu $new.</text:p>
      <text:p text:style-name="P42"/>
      <text:p text:style-name="Text_20_body"><text:span text:style-name="T1">File::getLastChanged($file</text:span><text:span text:style-name="T2">)</text:span></text:p>
      <text:p text:style-name="P42">Gibt den Zeitpunkt der letzten Änderung der Datei $file als Unix Timestamp zurück.</text:p>
      <text:p text:style-name="P42"/>
      <text:p text:style-name="P43"><text:span text:style-name="T1">File::</text:span><text:span text:style-name="T2">lastChanged</text:span><text:span text:style-name="T1">($file</text:span><text:span text:style-name="T2">)</text:span></text:p>
      <text:p text:style-name="P42">Gibt den Zeitpunkt der letzten Änderung der Datei $file als Unix Timestamp aus.</text:p>
      <text:h text:style-name="P67" text:outline-level="3"><text:bookmark-start text:name="__RefHeading__463_502144810"/>Klasse „Path“ hinzugefügt<text:bookmark-end text:name="__RefHeading__463_502144810"/></text:h>
      <text:p text:style-name="P35">Die Klasse Path wurde hinzugefügt.<text:line-break/>Diese enthält die folgenden Funktionen.</text:p>
      <text:p text:style-name="P35"/>
      <text:p text:style-name="P20">Path::resolve($path)</text:p>
      <text:p text:style-name="P35">Einen Pfad auflösen.<text:line-break/>Dabei werden die folgenden Konstanten vom System durch den entsprechenden Pfad ersetzt:</text:p>
      <text:list xml:id="list7816440884102587545" text:style-name="L3">
        <text:list-item>
          <text:p text:style-name="P60">ULICMS_ROOT</text:p>
        </text:list-item>
        <text:list-item>
          <text:p text:style-name="P60">ULICMS_TMP</text:p>
        </text:list-item>
        <text:list-item>
          <text:p text:style-name="P60">ULICMS_CACHE</text:p>
        </text:list-item>
      </text:list>
      <text:p text:style-name="P35">Außerdem werden unter Windows Backslashes durch Slashes ersetzt und Slashes am Ende des Strings werden entfernt.</text:p>
      <text:h text:style-name="P68" text:outline-level="3"><text:bookmark-start text:name="__RefHeading__839_257063119"/>Funktionen zur Template Klasse hinzugefügt<text:bookmark-end text:name="__RefHeading__839_257063119"/></text:h>
      <text:p text:style-name="P24">Die folgenden Funktionen wurden zur Klasse <text:span text:style-name="T1">Template</text:span> hinzugefügt:</text:p>
      <text:p text:style-name="P24"/>
      <text:p text:style-name="P15">Template::getEscape($value)</text:p>
      <text:p text:style-name="P24">Kodiert bzw. maskiert HTML-Sonderzeichen in $value und gibt den kodierten Text zurück.</text:p>
      <text:p text:style-name="P24"/>
      <text:p text:style-name="P15">Template::escape($value)</text:p>
      <text:p text:style-name="P24">Kodiert bzw. maskiert HTML-Sonderzeichen in $value und gibt den kodierten Text aus.</text:p>
      <text:p text:style-name="P24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2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3"/>
      <text:p text:style-name="P13">Template::poweredByUliCMS()</text:p>
      <text:p text:style-name="Text_20_body">Gibt den Text „Diese Seite läuft mit UliCMS 9.8.2“ aus.</text:p>
      <text:h text:style-name="P69" text:outline-level="3"><text:bookmark-start text:name="__RefHeading___Toc592_1537784570"/>API Funktion is_tablet() hinzugefügt<text:bookmark-end text:name="__RefHeading___Toc592_1537784570"/></text:h>
      <text:p text:style-name="P44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4"/>
      <text:h text:style-name="P74" text:outline-level="2"><text:bookmark-start text:name="__RefHeading__843_257063119"/>Skript „shell/sinstall.php“ hinzugefügt<text:bookmark-end text:name="__RefHeading__843_257063119"/></text:h>
      <text:p text:style-name="P25">Das Skript ULICMS_ROOT/shell/sinstall.php wurde hinzugefügt.</text:p>
      <text:p text:style-name="P25">Dieses ist nur auf der Kommandozeile (Shell) ausführbar.</text:p>
      <text:p text:style-name="P25">Dieses Skript dient dazu ein SimpleInstall Paket im tar.gz zu installieren. <text:line-break/>Es unterstützt nur einen Parameter, [file]. Den Pfad zu einem UliCMS SimpleInstall Paket.</text:p>
      <text:p text:style-name="P25"/>
      <text:p text:style-name="P16">Beispielaufruf:</text:p>
      <text:p text:style-name="P25"><text:span text:style-name="Source_20_Text">$ php /var/www/html/shell/sinstall.php /home/myuser/fortune-0.0.2.tar.gz</text:span></text:p>
      <text:p text:style-name="P26"><text:span text:style-name="Source_20_Text">Package /home/myuser/fortune-0.0.2.tar.gz was successfully installed. </text:span></text:p>
      <text:p text:style-name="P26"><text:span text:style-name="Source_20_Text"/></text:p>
      <text:h text:style-name="P75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7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66" text:outline-level="3"><text:bookmark-start text:name="__RefHeading___Toc625_742765958"/>Feld für Homepage hinzugefügt<text:bookmark-end text:name="__RefHeading___Toc625_742765958"/></text:h>
      <text:p text:style-name="P48">Ein Feld für die Eingabe der Homepage des Users wurde hinzugefügt.</text:p>
      <text:h text:style-name="P76" text:outline-level="2"><text:bookmark-start text:name="__RefHeading__534_1259674009"/>Hooks hinzugefügt und verschoben<text:bookmark-end text:name="__RefHeading__534_1259674009"/></text:h>
      <text:p text:style-name="P61"><text:span text:style-name="T17">Die Hooks „before_edit_button“ und „after_edit_button“ wurden hinzugefügt.<text:line-break/>Die Hook „after_content“ wurde verschoben.</text:span></text:p>
      <text:h text:style-name="P77" text:outline-level="2"><text:bookmark-start text:name="__RefHeading__626_154600025"/><text:span text:style-name="T16">Sicherheit</text:span>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37">Die zufällig generierten Passwörter, die die „Passwort zurücksetzen“ Funktion generiert sind nun 12 Zeichen lang. Zuvor waren diese nur 8 Zeichen lang.</text:p>
      <text:p text:style-name="P45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6">Es wurde eine Checkbox zum Installations-Assistenten hinzugefügt, welche ermöglicht, die Passwortfelder zwischen Klartext und Sternchen umzuschalten.</text:p>
      <text:p text:style-name="P46"/>
      <text:h text:style-name="P73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1">Mobile_Detect wurde auf Version 2.8.19 aktualisiert.<text:line-break/>Diese Klasse dient der Erkennung von mobilen Geräten wie Smartphones und Tablets.</text:p>
      <text:p text:style-name="P30"><text:span text:style-name="T7">Details zu den Änderungen in dieser Version finden Sie unter der folgenden Adresse:<text:line-break/></text:span><text:a xlink:type="simple" xlink:href="http://mobiledetect.net/" text:style-name="Internet_20_link"><text:span text:style-name="T7">http://mobiledetect.net/</text:span></text:a></text:p>
      <text:p text:style-name="P30"/>
      <text:h text:style-name="Heading_20_3" text:outline-level="3"><text:bookmark-start text:name="__RefHeading__416_260036931"/>CKEditor aktualisiert<text:bookmark-end text:name="__RefHeading__416_260036931"/></text:h>
      <text:p text:style-name="P27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8">Für eine Liste der Änderungen schauen Sie bitte unter dem folgendem Link:</text:p>
      <text:p text:style-name="P29"><text:a xlink:type="simple" xlink:href="http://ckeditor.com/blog/CKEditor-4.5.6-Released" text:style-name="Internet_20_link">http://ckeditor.com/blog/CKEditor-4.5.6-Released</text:a></text:p>
      <text:p text:style-name="P38"/>
      <text:h text:style-name="P6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9">Das update-Skript <text:span text:style-name="T3">im Upgrade-Paket </text:span>dient lediglich dazu, die Liste der installed_patches zurückzusetzen.</text:p>
      <text:p text:style-name="P39"/>
      <text:h text:style-name="P72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23T23:38:43.964397143">23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34M4S</meta:editing-duration>
    <meta:editing-cycles>153</meta:editing-cycles>
    <meta:generator>LibreOffice/4.2.8.2$Linux_x86 LibreOffice_project/420m0$Build-2</meta:generator>
    <dc:date>2016-01-23T23:38:43.853289562</dc:date>
    <dc:creator>Ulrich Schmidt</dc:creator>
    <meta:document-statistic meta:table-count="0" meta:image-count="2" meta:object-count="0" meta:page-count="15" meta:paragraph-count="136" meta:word-count="927" meta:character-count="7040" meta:non-whitespace-character-count="6266"/>
  </office:meta>
</office:document-meta>
</file>